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Blue">
      <style:graphic-properties svg:stroke-width="0.106cm" draw:marker-start-width="0.358cm" draw:marker-end-width="0.358cm" svg:stroke-opacity="50%" draw:fill="solid" draw:fill-color="#7da7d8" draw:opacity="25%" draw:opacity-name="" draw:textarea-vertical-align="top" fo:min-height="5.615cm" fo:min-width="11.969cm" fo:padding-top="0.177cm" fo:padding-bottom="0.177cm" fo:padding-left="0.302cm" fo:padding-right="0.302cm"/>
    </style:style>
    <style:style style:name="gr2" style:family="graphic" style:parent-style-name="Blue">
      <style:graphic-properties svg:stroke-width="0.106cm" draw:marker-start-width="0.358cm" draw:marker-end-width="0.358cm" svg:stroke-opacity="50%" draw:fill="solid" draw:fill-color="#7da7d8" draw:opacity="25%" draw:opacity-name="" draw:textarea-vertical-align="top" fo:min-height="3.883cm" fo:min-width="10.191cm" fo:padding-top="0.177cm" fo:padding-bottom="0.177cm" fo:padding-left="0.302cm" fo:padding-right="0.302cm"/>
    </style:style>
    <style:style style:name="gr3" style:family="graphic" style:parent-style-name="Blue">
      <style:graphic-properties svg:stroke-width="0.106cm" draw:marker-start-width="0.358cm" draw:marker-end-width="0.358cm" svg:stroke-opacity="50%" draw:fill="solid" draw:fill-color="#ed1c24" draw:opacity="25%" draw:opacity-name="" fo:min-height="5.996cm" fo:min-width="8.032cm" fo:padding-top="0.177cm" fo:padding-bottom="0.177cm" fo:padding-left="0.302cm" fo:padding-right="0.302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37b70" draw:textarea-horizontal-align="justify" draw:textarea-vertical-align="middle" draw:auto-grow-height="false" fo:min-height="1.147cm" fo:min-width="2.04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81cm" svg:stroke-color="#000000" draw:marker-start-width="0.322cm" draw:marker-end-width="0.322cm" draw:fill-color="#f37b70" draw:textarea-horizontal-align="justify" draw:textarea-vertical-align="middle" draw:auto-grow-height="false" fo:min-height="1.528cm" fo:min-width="4.58cm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3715a" draw:textarea-horizontal-align="justify" draw:textarea-vertical-align="middle" draw:auto-grow-height="false" fo:min-height="0.893cm" fo:min-width="4.072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450" draw:textarea-horizontal-align="justify" draw:textarea-vertical-align="middle" draw:auto-grow-height="false" fo:min-height="1.147cm" fo:min-width="1.659cm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Dashed_20__28_var_29_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274cm" fo:min-width="3.818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Dashed_20__28_var_29_" svg:stroke-width="0.081cm" svg:stroke-color="#0066b3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dash" draw:stroke-dash="Dashed_20__28_var_29_"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add58a" draw:textarea-horizontal-align="justify" draw:textarea-vertical-align="middle" draw:auto-grow-height="false" fo:min-height="1.274cm" fo:min-width="3.818cm" fo:padding-top="0.142cm" fo:padding-bottom="0.142cm" fo:padding-left="0.267cm" fo:padding-right="0.267cm"/>
    </style:style>
    <style:style style:name="gr16" style:family="graphic" style:parent-style-name="objectwithoutfill">
      <style:graphic-properties draw:stroke="solid" draw:stroke-dash="Dashed_20__28_var_29_" svg:stroke-width="0.081cm" svg:stroke-color="#ed1c24" draw:marker-start="Arrow" draw:marker-start-width="0.421cm" draw:marker-end="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draw:stroke-dash="Dashed_20__28_var_29_" svg:stroke-width="0.081cm" svg:stroke-color="#ed1c24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9a870" draw:textarea-horizontal-align="justify" draw:textarea-vertical-align="middle" draw:auto-grow-height="false" fo:min-height="1.24cm" fo:min-width="2.133cm" fo:padding-top="0.142cm" fo:padding-bottom="0.142cm" fo:padding-left="0.267cm" fo:padding-right="0.267cm"/>
    </style:style>
    <style:style style:name="gr19" style:family="graphic" style:parent-style-name="objectwithoutfill">
      <style:graphic-properties draw:stroke="dash" draw:stroke-dash="Dashed_20__28_var_29_" svg:stroke-width="0.081cm" svg:stroke-color="#f58220" draw:marker-start="Arrow" draw:marker-start-width="0.421cm" draw:marker-end="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text">
      <style:graphic-properties draw:textarea-horizontal-align="justify" draw:textarea-vertical-align="top" draw:auto-grow-height="false" fo:min-height="1.147cm" fo:min-width="10.079cm"/>
    </style:style>
    <style:style style:name="P1" style:family="paragraph">
      <style:paragraph-properties fo:margin-left="0cm" fo:margin-right="0cm" fo:text-align="end" fo:text-indent="0cm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solid" draw:fill-color="#7da7d8" draw:opacity="25%"/>
      <style:paragraph-properties fo:margin-left="0cm" fo:margin-right="0cm" fo:text-align="end" fo:text-indent="0cm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7da7d8" draw:opacity="25%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ed1c24" draw:opacity="25%"/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size="13pt"/>
    </style:style>
    <style:style style:name="P8" style:family="paragraph">
      <loext:graphic-properties draw:fill-color="#f37b70"/>
      <style:paragraph-properties fo:text-align="center"/>
      <style:text-properties fo:font-size="13pt"/>
    </style:style>
    <style:style style:name="P9" style:family="paragraph">
      <loext:graphic-properties draw:fill="none"/>
      <style:paragraph-properties fo:text-align="center"/>
      <style:text-properties fo:font-size="13pt"/>
    </style:style>
    <style:style style:name="P10" style:family="paragraph">
      <loext:graphic-properties draw:fill-color="#f3715a"/>
      <style:paragraph-properties fo:text-align="center"/>
      <style:text-properties fo:font-size="13pt"/>
    </style:style>
    <style:style style:name="P11" style:family="paragraph">
      <loext:graphic-properties draw:fill-color="#fff450"/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add58a"/>
      <style:paragraph-properties fo:text-align="center"/>
      <style:text-properties fo:font-size="13pt"/>
    </style:style>
    <style:style style:name="P14" style:family="paragraph">
      <loext:graphic-properties draw:fill-color="#f9a870"/>
      <style:paragraph-properties fo:text-align="center"/>
      <style:text-properties fo:font-size="13pt"/>
    </style:style>
    <style:style style:name="P15" style:family="paragraph">
      <style:paragraph-properties fo:text-align="end"/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73cm" svg:height="5.969cm" svg:x="13.065cm" svg:y="14.462cm">
          <text:p text:style-name="P1">Movemen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795cm" svg:height="4.237cm" svg:x="1.416cm" svg:y="10.352cm">
          <text:p text:style-name="P3">Brains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636cm" svg:height="6.35cm" svg:x="6.969cm" svg:y="1.254cm">
          <text:p text:style-name="P5">Power</text:p>
          <draw:enhanced-geometry svg:viewBox="0 0 21600 21600" draw:type="rectangle" draw:enhanced-path="M 0 0 L 21600 0 21600 21600 0 21600 0 0 Z N"/>
        </draw:custom-shape>
        <draw:custom-shape draw:style-name="gr4" draw:text-style-name="P8" xml:id="id1" draw:id="id1" draw:layer="layout" svg:width="2.54cm" svg:height="1.397cm" svg:x="7.414cm" svg:y="1.681cm">
          <text:p text:style-name="P7">Battery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5.08cm" svg:height="1.778cm" svg:x="8.239cm" svg:y="5.191cm">
          <text:p text:style-name="P7">Switching</text:p>
          <text:p text:style-name="P7">Power</text:p>
          <text:p text:style-name="P7">Supply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8.684cm" svg:y1="3.078cm" svg:x2="10.779cm" svg:y2="5.191cm" draw:start-shape="id1" draw:end-shape="id2" draw:end-glue-point="0" svg:d="M8684 3078v1045h2095v1068" svg:viewBox="0 0 2096 2114">
          <text:p/>
        </draw:connector>
        <draw:custom-shape draw:style-name="gr4" draw:text-style-name="P8" xml:id="id3" draw:id="id3" draw:layer="layout" svg:width="2.54cm" svg:height="1.397cm" svg:x="10.782cm" svg:y="1.635cm">
          <text:p text:style-name="P7">External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2.052cm" svg:y1="3.032cm" svg:x2="10.779cm" svg:y2="5.191cm" draw:start-shape="id3" draw:end-shape="id2" svg:d="M12052 3032v1068h-1273v1091" svg:viewBox="0 0 1274 2160">
          <text:p/>
        </draw:connector>
        <draw:custom-shape draw:style-name="gr7" draw:text-style-name="P10" xml:id="id11" draw:id="id11" draw:layer="layout" svg:width="4.572cm" svg:height="1.143cm" svg:x="20.115cm" svg:y="17.348cm">
          <text:p text:style-name="P7">Motor</text:p>
          <text:p text:style-name="P7">Regulator 9V</text:p>
          <draw:enhanced-geometry svg:viewBox="0 0 21600 21600" draw:type="rectangle" draw:enhanced-path="M 0 0 L 21600 0 21600 21600 0 21600 0 0 Z N"/>
        </draw:custom-shape>
        <draw:custom-shape draw:style-name="gr7" draw:text-style-name="P10" xml:id="id13" draw:id="id13" draw:layer="layout" svg:width="4.572cm" svg:height="1.143cm" svg:x="20.142cm" svg:y="18.799cm">
          <text:p text:style-name="P7">Motor</text:p>
          <text:p text:style-name="P7">Regulator 9V</text:p>
          <draw:enhanced-geometry svg:viewBox="0 0 21600 21600" draw:type="rectangle" draw:enhanced-path="M 0 0 L 21600 0 21600 21600 0 21600 0 0 Z N"/>
        </draw:custom-shape>
        <draw:custom-shape draw:style-name="gr7" draw:text-style-name="P10" xml:id="id12" draw:id="id12" draw:layer="layout" svg:width="4.572cm" svg:height="1.143cm" svg:x="20.115cm" svg:y="15.924cm">
          <text:p text:style-name="P7">Motor</text:p>
          <text:p text:style-name="P7">Regulator 9V</text:p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4.572cm" svg:height="1.143cm" svg:x="4.51cm" svg:y="8.62cm">
          <text:p text:style-name="P7">Raspberry Pi</text:p>
          <text:p text:style-name="P7">Regulator 5V</text:p>
          <draw:enhanced-geometry svg:viewBox="0 0 21600 21600" draw:type="rectangle" draw:enhanced-path="M 0 0 L 21600 0 21600 21600 0 21600 0 0 Z N"/>
        </draw:custom-shape>
        <draw:custom-shape draw:style-name="gr7" draw:text-style-name="P10" xml:id="id8" draw:id="id8" draw:layer="layout" svg:width="4.572cm" svg:height="1.143cm" svg:x="1.843cm" svg:y="3.178cm">
          <text:p text:style-name="P7">IR Illuminator </text:p>
          <text:p text:style-name="P7">Regulator 12V</text:p>
          <draw:enhanced-geometry svg:viewBox="0 0 21600 21600" draw:type="rectangle" draw:enhanced-path="M 0 0 L 21600 0 21600 21600 0 21600 0 0 Z N"/>
        </draw:custom-shape>
        <draw:custom-shape draw:style-name="gr7" draw:text-style-name="P10" xml:id="id4" draw:id="id4" draw:layer="layout" svg:width="4.572cm" svg:height="1.143cm" svg:x="12.395cm" svg:y="8.62cm">
          <text:p text:style-name="P7">Arduino </text:p>
          <text:p text:style-name="P7">Regulator 9V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0.779cm" svg:y1="6.969cm" svg:x2="12.395cm" svg:y2="9.191cm" draw:start-shape="id2" draw:start-glue-point="2" draw:end-shape="id4" draw:end-glue-point="3" svg:d="M10779 6969v2222h1616" svg:viewBox="0 0 1617 2223">
          <text:p/>
        </draw:connector>
        <draw:connector draw:style-name="gr8" draw:text-style-name="P9" draw:layer="layout" svg:x1="10.779cm" svg:y1="6.969cm" svg:x2="9.082cm" svg:y2="9.191cm" draw:start-shape="id2" draw:start-glue-point="2" draw:end-shape="id5" draw:end-glue-point="1" svg:d="M10779 6969v2222h-1697" svg:viewBox="0 0 1698 2223">
          <text:p/>
        </draw:connector>
        <draw:connector draw:style-name="gr6" draw:text-style-name="P9" draw:layer="layout" svg:x1="8.239cm" svg:y1="6.08cm" svg:x2="4.302cm" svg:y2="7.14cm" draw:start-shape="id2" draw:end-shape="id6" draw:end-glue-point="1" svg:d="M8239 6080h-1980v1060h-1957" svg:viewBox="0 0 3938 1061">
          <text:p/>
        </draw:connector>
        <draw:custom-shape draw:style-name="gr9" draw:text-style-name="P11" xml:id="id7" draw:id="id7" draw:layer="layout" svg:width="2.159cm" svg:height="1.397cm" svg:x="18.145cm" svg:y="11.922cm">
          <text:p text:style-name="P7">Relay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3.319cm" svg:y1="6.08cm" svg:x2="19.224cm" svg:y2="11.922cm" draw:start-shape="id2" draw:start-glue-point="1" draw:end-shape="id7" draw:end-glue-point="0" svg:d="M13319 6080h5905v5842" svg:viewBox="0 0 5906 5843">
          <text:p/>
        </draw:connector>
        <draw:custom-shape draw:style-name="gr9" draw:text-style-name="P11" xml:id="id6" draw:id="id6" draw:layer="layout" svg:width="2.159cm" svg:height="1.397cm" svg:x="2.143cm" svg:y="6.442cm">
          <text:p text:style-name="P7">Relay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line-skew="0.445cm" svg:x1="3.222cm" svg:y1="6.442cm" svg:x2="4.129cm" svg:y2="4.321cm" draw:start-shape="id6" draw:start-glue-point="0" draw:end-shape="id8" svg:d="M3222 6442v-616h907v-1505" svg:viewBox="0 0 908 2122">
          <text:p/>
        </draw:connector>
        <draw:custom-shape draw:style-name="gr11" draw:text-style-name="P7" xml:id="id9" draw:id="id9" draw:layer="layout" svg:width="4.318cm" svg:height="1.524cm" svg:x="7.358cm" svg:y="11.903cm">
          <text:p text:style-name="P7">Arduino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draw:line-skew="0.05cm" svg:x1="14.681cm" svg:y1="9.763cm" svg:x2="9.517cm" svg:y2="11.903cm" draw:start-shape="id4" draw:start-glue-point="2" draw:end-shape="id9" draw:end-glue-point="0" svg:d="M14681 9763v1120h-5164v1020" svg:viewBox="0 0 5165 2141">
          <text:p/>
        </draw:connector>
        <draw:custom-shape draw:style-name="gr11" draw:text-style-name="P7" xml:id="id10" draw:id="id10" draw:layer="layout" svg:width="4.318cm" svg:height="1.524cm" svg:x="2.559cm" svg:y="11.876cm">
          <text:p text:style-name="P7">Raspberry Pi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svg:x1="6.796cm" svg:y1="9.763cm" svg:x2="4.718cm" svg:y2="11.876cm" draw:start-shape="id5" draw:end-shape="id10" svg:d="M6796 9763v1056h-2078v1057" svg:viewBox="0 0 2079 2114">
          <text:p/>
        </draw:connector>
        <draw:connector draw:style-name="gr10" draw:text-style-name="P12" draw:layer="layout" draw:line-skew="0.941cm" svg:x1="20.304cm" svg:y1="12.62cm" svg:x2="24.687cm" svg:y2="17.919cm" draw:start-shape="id7" draw:start-glue-point="1" draw:end-shape="id11" draw:end-glue-point="1" svg:d="M20304 12620h5842v5299h-1459" svg:viewBox="0 0 5843 5300">
          <text:p/>
        </draw:connector>
        <draw:connector draw:style-name="gr10" draw:text-style-name="P12" draw:layer="layout" draw:line-skew="0.941cm" svg:x1="20.304cm" svg:y1="12.62cm" svg:x2="24.687cm" svg:y2="16.495cm" draw:start-shape="id7" draw:start-glue-point="1" draw:end-shape="id12" draw:end-glue-point="1" svg:d="M20304 12620h5842v3875h-1459" svg:viewBox="0 0 5843 3876">
          <text:p/>
        </draw:connector>
        <draw:connector draw:style-name="gr10" draw:text-style-name="P12" draw:layer="layout" draw:line-skew="0.914cm" svg:x1="20.304cm" svg:y1="12.62cm" svg:x2="24.714cm" svg:y2="19.37cm" draw:start-shape="id7" draw:start-glue-point="1" draw:end-shape="id13" draw:end-glue-point="1" svg:d="M20304 12620h5842v6750h-1432" svg:viewBox="0 0 5843 6751">
          <text:p/>
        </draw:connector>
        <draw:connector draw:style-name="gr13" draw:text-style-name="P12" draw:layer="layout" draw:type="curve" draw:line-skew="0.062cm" svg:x1="4.718cm" svg:y1="13.4cm" svg:x2="9.517cm" svg:y2="13.427cm" draw:start-shape="id10" draw:start-glue-point="2" draw:end-shape="id9" draw:end-glue-point="2" svg:d="M4718 13400c0 910 4799 897 4799 27" svg:viewBox="0 0 4800 682">
          <text:p/>
        </draw:connector>
        <draw:connector draw:style-name="gr14" draw:text-style-name="P12" draw:layer="layout" draw:type="curve" svg:x1="11.676cm" svg:y1="12.665cm" svg:x2="18.145cm" svg:y2="12.62cm" draw:start-shape="id9" draw:start-glue-point="1" draw:end-shape="id7" draw:end-glue-point="3" svg:d="M11676 12665c4851 0 1617-45 6469-45" svg:viewBox="0 0 6470 46">
          <text:p/>
        </draw:connector>
        <draw:connector draw:style-name="gr14" draw:text-style-name="P12" draw:layer="layout" draw:type="curve" svg:x1="2.559cm" svg:y1="12.638cm" svg:x2="2.143cm" svg:y2="7.14cm" draw:start-shape="id10" draw:start-glue-point="3" draw:end-shape="id6" draw:end-glue-point="3" svg:d="M2559 12638c-1402 0-1194-5498-416-5498" svg:viewBox="0 0 1028 5499">
          <text:p/>
        </draw:connector>
        <draw:custom-shape draw:style-name="gr15" draw:text-style-name="P13" xml:id="id16" draw:id="id16" draw:layer="layout" svg:width="4.318cm" svg:height="1.524cm" svg:x="13.935cm" svg:y="18.572cm">
          <text:p text:style-name="P7">Motor Board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5" draw:id="id15" draw:layer="layout" svg:width="4.318cm" svg:height="1.524cm" svg:x="13.935cm" svg:y="16.767cm">
          <text:p text:style-name="P7">Motor Board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4" draw:id="id14" draw:layer="layout" svg:width="4.318cm" svg:height="1.524cm" svg:x="13.935cm" svg:y="14.935cm">
          <text:p text:style-name="P7">Motor Board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curve" svg:x1="9.517cm" svg:y1="13.427cm" svg:x2="13.935cm" svg:y2="15.697cm" draw:start-shape="id9" draw:start-glue-point="2" draw:end-shape="id14" draw:end-glue-point="3" svg:d="M9517 13427c0 1514 1472 2270 4418 2270" svg:viewBox="0 0 4419 2271">
          <text:p/>
        </draw:connector>
        <draw:connector draw:style-name="gr14" draw:text-style-name="P12" draw:layer="layout" draw:type="curve" svg:x1="9.517cm" svg:y1="13.427cm" svg:x2="13.935cm" svg:y2="17.529cm" draw:start-shape="id9" draw:start-glue-point="2" draw:end-shape="id15" draw:end-glue-point="3" svg:d="M9517 13427c0 2735 1472 4102 4418 4102" svg:viewBox="0 0 4419 4103">
          <text:p/>
        </draw:connector>
        <draw:connector draw:style-name="gr14" draw:text-style-name="P12" draw:layer="layout" draw:type="curve" svg:x1="9.517cm" svg:y1="13.427cm" svg:x2="13.935cm" svg:y2="19.334cm" draw:start-shape="id9" draw:start-glue-point="2" draw:end-shape="id16" draw:end-glue-point="3" svg:d="M9517 13427c0 3938 1472 5907 4418 5907" svg:viewBox="0 0 4419 5908">
          <text:p/>
        </draw:connector>
        <draw:connector draw:style-name="gr16" draw:text-style-name="P12" draw:layer="layout" draw:type="curve" svg:x1="18.253cm" svg:y1="15.697cm" svg:x2="20.115cm" svg:y2="16.495cm" draw:start-shape="id14" draw:start-glue-point="1" draw:end-shape="id12" draw:end-glue-point="3" svg:d="M18253 15697c1396 0 466 798 1862 798" svg:viewBox="0 0 1863 799">
          <text:p/>
        </draw:connector>
        <draw:connector draw:style-name="gr16" draw:text-style-name="P12" draw:layer="layout" draw:type="curve" svg:x1="18.253cm" svg:y1="17.529cm" svg:x2="20.115cm" svg:y2="17.919cm" draw:start-shape="id15" draw:start-glue-point="1" draw:end-shape="id11" draw:end-glue-point="3" svg:d="M18253 17529c1396 0 466 390 1862 390" svg:viewBox="0 0 1863 391">
          <text:p/>
        </draw:connector>
        <draw:connector draw:style-name="gr17" draw:text-style-name="P12" draw:layer="layout" draw:type="curve" svg:x1="20.142cm" svg:y1="19.37cm" svg:x2="18.253cm" svg:y2="19.334cm" draw:start-shape="id13" draw:start-glue-point="3" draw:end-shape="id16" draw:end-glue-point="1" svg:d="M20142 19370c-1416 0-472-36-1889-36" svg:viewBox="0 0 1890 37">
          <text:p/>
        </draw:connector>
        <draw:custom-shape draw:style-name="gr18" draw:text-style-name="P14" xml:id="id17" draw:id="id17" draw:layer="layout" svg:width="2.667cm" svg:height="1.524cm" svg:x="3.413cm" svg:y="17.383cm">
          <text:p text:style-name="P7">Camera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8" draw:id="id18" draw:layer="layout" svg:width="2.667cm" svg:height="1.524cm" svg:x="6.969cm" svg:y="17.383cm">
          <text:p text:style-name="P7">Sensors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svg:x1="4.746cm" svg:y1="17.383cm" svg:x2="4.718cm" svg:y2="13.4cm" draw:start-shape="id17" draw:start-glue-point="0" draw:end-shape="id10" draw:end-glue-point="2" svg:d="M4746 17383c0-2986-28-995-28-3983" svg:viewBox="0 0 29 3984">
          <text:p/>
        </draw:connector>
        <draw:connector draw:style-name="gr19" draw:text-style-name="P12" draw:layer="layout" draw:type="curve" svg:x1="8.302cm" svg:y1="17.383cm" svg:x2="9.517cm" svg:y2="13.427cm" draw:start-shape="id18" draw:start-glue-point="0" draw:end-shape="id9" draw:end-glue-point="2" svg:d="M8302 17383c0-2967 1215-989 1215-3956" svg:viewBox="0 0 1216 3957">
          <text:p/>
        </draw:connector>
        <draw:custom-shape draw:style-name="gr20" draw:text-style-name="P15" draw:layer="layout" svg:width="10.579cm" svg:height="1.397cm" svg:x="15.859cm" svg:y="4.175cm">
          <text:p text:style-name="P15">Systems Overview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" style:family="graphic" style:parent-style-name="text">
      <style:graphic-properties draw:stroke="solid"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4.068cm" fo:min-width="6.358cm" fo:padding-top="0.142cm" fo:padding-bottom="0.142cm" fo:padding-left="0.267cm" fo:padding-right="0.267cm"/>
      <style:paragraph-properties fo:text-align="center"/>
      <style:text-properties fo:font-size="13pt" style:font-size-asian="13pt" style:font-size-complex="13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21:36:42.916614934</meta:creation-date>
    <dc:date>2018-08-15T18:15:14.188917759</dc:date>
    <meta:editing-duration>PT16H33M38S</meta:editing-duration>
    <meta:editing-cycles>8</meta:editing-cycles>
    <meta:generator>LibreOffice/6.0.3.2$Linux_X86_64 LibreOffice_project/00m0$Build-2</meta:generator>
    <meta:document-statistic meta:object-count="45"/>
  </office:meta>
</office:document-meta>
</file>